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af888" officeooo:paragraph-rsid="001af888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af8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af888" style:font-weight-asian="normal" style:font-weight-complex="normal"/>
    </style:style>
    <style:style style:name="T9" style:family="text">
      <style:text-properties style:text-underline-style="none" officeooo:rsid="001af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e de Séquence pour le cas « Surveiller les locaux » :</text:p>
      <text:p text:style-name="Standard"/>
      <text:p text:style-name="Standard"><text:span text:style-name="T4">Précondition :</text:span><text:span text:style-name="T7"> </text:span><text:span text:style-name="T8">Pour surveiller les locaux, la centrale d’alarme doit être activé.</text:span></text:p>
      <text:p text:style-name="Standard"><text:span text:style-name="T8"/></text:p>
      <text:p text:style-name="P2"><text:span text:style-name="T1">Description :</text:span><text:span text:style-name="T8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05T10:19:32.837443631</meta:creation-date>
    <meta:generator>LibreOffice/6.3.5.2$Linux_X86_64 LibreOffice_project/30$Build-2</meta:generator>
    <dc:date>2020-11-05T12:54:07.075825566</dc:date>
    <meta:editing-duration>PT10M5S</meta:editing-duration>
    <meta:editing-cycles>1</meta:editing-cycles>
    <meta:document-statistic meta:table-count="0" meta:image-count="0" meta:object-count="0" meta:page-count="1" meta:paragraph-count="3" meta:word-count="26" meta:character-count="156" meta:non-whitespace-character-count="132"/>
  </office:meta>
</office:document-meta>
</file>